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71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doo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Qnty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C56, 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1uF_25V_SMD_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C57, C58, 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hip ceramic capacitor 0603 100 pF 5% 50V C0G (101)- GRM1885C1H101JA01D [SMD]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C63, 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_22pF_50V_SMD_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string" calcext:value-type="string">
            <text:p>C64, C72, 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Aluminum capacitors RVZ series 100uF 35V, 8X10mm, RVZ-35V101MGA5U-R2 [SMD]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865" calcext:value-type="float">
            <text:p>1865</text:p>
          </table:table-cell>
          <table:table-cell office:value-type="string" calcext:value-type="string">
            <text:p>C75, C76, C77, C78, </text:p>
          </table:table-cell>
          <table:table-cell office:value-type="string" calcext:value-type="string">
            <text:p>22uF 16V</text:p>
          </table:table-cell>
          <table:table-cell office:value-type="string" calcext:value-type="string">
            <text:p>Chip ceramic capacitor 1206 22 uF 10% 16V X7R (226) (Replace 6.3V value) [SMD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C79, 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hip ceramic capacitor 0603 470 pF 10% 50V X7R- GRM188R71H471KA01D [SMD]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4T15:58:57.223917023</meta:creation-date>
    <dc:date>2021-09-24T15:59:32.540172739</dc:date>
    <meta:editing-duration>PT35S</meta:editing-duration>
    <meta:editing-cycles>1</meta:editing-cycles>
    <meta:document-statistic meta:table-count="1" meta:cell-count="35" meta:object-count="0"/>
    <meta:generator>LibreOffice/6.0.7.3$Linux_X86_64 LibreOffice_project/00m0$Build-3</meta:generator>
  </office:meta>
</office:document-meta>
</file>